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pingJackson2JsonViewTests.renderWithPrettyPr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BeanSimple.getN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2JsonViewTests.validateResul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appingJackson2JsonViewTests.renderWithSelected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appingJackson2JsonViewTests.renderCac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ChildBean.setParent( TestBeanSimpl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2JsonViewTests.renderOnlyIncluded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estSimpleBeanFiltered.setProperty2( String property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2JsonViewTests.renderSimpleBeanNotPrefix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SimpleBeanFiltered.setProperty1( String property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SerializerFactory.createSerializer( SerializerProvider prov , JavaType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ChildBean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impleBeanFiltered.getProperty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2JsonViewTests.filterSingleKey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ppingJackson2JsonViewTests.renderSimpleMapPrefix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ChildBean.getBaz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hildBean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impleBeanFiltered.getProperty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2JsonViewTests.renderSimpleBeanPrefix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egatingSerializerFactory.DelegatingSerializerFactory( SerializerFactory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SimpleSerializer.serialize( Object value , JsonGenerator jgen , SerializerProvider 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ppingJackson2JsonViewTests.filterTwoKey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appingJackson2JsonViewTests.renderWithCustomSerializerLocatedBy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appingJackson2JsonViewTests.renderWithCustomSerializerLocatedBy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BeanSimple.getCh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Simple.get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2JsonViewTests.renderSimpl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appingJackson2JsonViewTests.renderSimpleBeanWithJson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appingJackson2JsonViewTests.isExposePathVa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Simple.getProperty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2JsonViewTests.renderSimpleBeanWithFil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appingJackson2JsonViewTests.renderSimple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estBeanSimple.getProperty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